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D0000008DCE835DE21.png" manifest:media-type=""/>
  <manifest:file-entry manifest:full-path="Pictures/1000000000000BD0000008DCE72503E9.png" manifest:media-type=""/>
  <manifest:file-entry manifest:full-path="Pictures/1000000000000BD0000008DC7A7BEA0B.png" manifest:media-type=""/>
  <manifest:file-entry manifest:full-path="Pictures/1000000000000BD0000008DC6350AC3E.png" manifest:media-type=""/>
  <manifest:file-entry manifest:full-path="Pictures/1000000000000BD0000008DC38125843.png" manifest:media-type=""/>
  <manifest:file-entry manifest:full-path="Pictures/1000000000000BD0000008DC0FF47DDB.png" manifest:media-type=""/>
  <manifest:file-entry manifest:full-path="Pictures/1000000000000BD0000008DC1B06E775.png" manifest:media-type=""/>
  <manifest:file-entry manifest:full-path="Pictures/1000000000000BD0000008DCC19F3250.png" manifest:media-type=""/>
  <manifest:file-entry manifest:full-path="Pictures/1000000000000BD0000008DC47ADE77C.png" manifest:media-type=""/>
  <manifest:file-entry manifest:full-path="Pictures/1000000000000BD0000008DCACF31DE4.png" manifest:media-type=""/>
  <manifest:file-entry manifest:full-path="Pictures/1000000000000BD0000008DC23A7EE7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4cm" svg:height="20.955cm" svg:x="0cm" svg:y="0cm">
          <draw:image xlink:href="Pictures/1000000000000BD0000008DC23A7EE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4cm" svg:height="20.955cm" svg:x="0cm" svg:y="0cm">
          <draw:image xlink:href="Pictures/1000000000000BD0000008DCACF31D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4cm" svg:height="20.955cm" svg:x="0cm" svg:y="0cm">
          <draw:image xlink:href="Pictures/1000000000000BD0000008DCC19F32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4cm" svg:height="20.955cm" svg:x="0cm" svg:y="0cm">
          <draw:image xlink:href="Pictures/1000000000000BD0000008DC1B06E7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4cm" svg:height="20.955cm" svg:x="0cm" svg:y="0cm">
          <draw:image xlink:href="Pictures/1000000000000BD0000008DC0FF47D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94cm" svg:height="20.955cm" svg:x="0cm" svg:y="0cm">
          <draw:image xlink:href="Pictures/1000000000000BD0000008DC6350AC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4cm" svg:height="20.955cm" svg:x="0cm" svg:y="0cm">
          <draw:image xlink:href="Pictures/1000000000000BD0000008DC7A7BEA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94cm" svg:height="20.955cm" svg:x="0cm" svg:y="0cm">
          <draw:image xlink:href="Pictures/1000000000000BD0000008DCE72503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94cm" svg:height="20.955cm" svg:x="0cm" svg:y="0cm">
          <draw:image xlink:href="Pictures/1000000000000BD0000008DC47ADE7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7.94cm" svg:height="20.955cm" svg:x="0cm" svg:y="0cm">
          <draw:image xlink:href="Pictures/1000000000000BD0000008DCE835DE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7.94cm" svg:height="20.955cm" svg:x="0cm" svg:y="0cm">
          <draw:image xlink:href="Pictures/1000000000000BD0000008DC381258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 Cooper</meta:initial-creator>
    <meta:creation-date>2013-04-04T07:52:52</meta:creation-date>
    <meta:editing-duration>P0D</meta:editing-duration>
    <meta:editing-cycles>2</meta:editing-cycles>
    <dc:date>2013-04-04T08:01:28</dc:date>
    <dc:creator>Al Cooper</dc:creator>
    <meta:document-statistic meta:object-count="54"/>
    <meta:generator>LibreOffice/3.6$Linux_X86_64 LibreOffice_project/360m1$Build-2</meta:generator>
  </office:meta>
</office:document-meta>
</file>